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5.715cm" svg:x="2.27cm" svg:y="19.41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9.525cm" svg:height="3.175cm" svg:x="2.27cm" svg:y="14.97cm">
          <text:p text:style-name="P2"><text:span text:style-name="T1">Generated Code</text:span>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draw:id="id9" draw:layer="layout" svg:width="5.715cm" svg:height="5.715cm" svg:x="13.7cm" svg:y="5.445cm">
          <text:p text:style-name="P2"><text:span text:style-name="T2">Runtime</text:span></text:p>
          <text:p text:style-name="P2"><text:span text:style-name="T3">pVar</text:span></text:p>
          <text:p text:style-name="P2"><text:span text:style-name="T3">pHash</text:span></text:p>
          <text:p text:style-name="P2"><text:span text:style-name="T3">pObject</text:span></text:p>
          <text:p text:style-name="P2"><text:span text:style-name="T3">File Streams</text:span></text:p>
          <text:p text:style-name="P2"><text:span text:style-name="T3">Resourc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4.445cm" svg:height="3.81cm" svg:x="4.175cm" svg:y="5.445cm">
          <text:p text:style-name="P2"><text:span text:style-name="T2">Driver</text:span></text:p>
          <text:p text:style-name="P2"><text:span text:style-name="T4">compile(file)</text:span></text:p>
          <text:p text:style-name="P2"><text:span text:style-name="T4">interpret(file)</text:span></text:p>
          <text:p text:style-name="P2"><text:span text:style-name="T4">runUrl(loc)</text:span></text:p>
          <text:p text:style-name="P2"><text:span text:style-name="T4">eval(string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4.445cm" svg:height="3.81cm" svg:x="4.175cm" svg:y="9.89cm">
          <text:p text:style-name="P2"><text:span text:style-name="T2">Compiler</text:span></text:p>
          <text:p text:style-name="P2"><text:span text:style-name="T5">Lex</text:span></text:p>
          <text:p text:style-name="P2"><text:span text:style-name="T5">Parse</text:span></text:p>
          <text:p text:style-name="P2"><text:span text:style-name="T5">AST</text:span></text:p>
          <text:p text:style-name="P2"><text:span text:style-name="T5">Analysis</text:span></text:p>
          <text:p text:style-name="P2"><text:span text:style-name="T5">IR G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" draw:layer="layout" svg:width="2.54cm" svg:height="1.27cm" svg:x="2.27cm" svg:y="2.27cm">
          <text:p text:style-name="P2">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3" draw:layer="layout" svg:width="5.715cm" svg:height="1.27cm" svg:x="6.715cm" svg:y="2.27cm">
          <text:p text:style-name="P2">Command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id="id5" draw:layer="layout" svg:width="3.175cm" svg:height="1.27cm" svg:x="2.905cm" svg:y="16.24cm">
          <text:p text:style-name="P2"><text:span text:style-name="T1">Byt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6" draw:layer="layout" svg:width="3.81cm" svg:height="1.27cm" svg:x="7.35cm" svg:y="16.24cm">
          <text:p text:style-name="P2"><text:span text:style-name="T4">Nativ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54cm" svg:y1="3.54cm" svg:x2="6.397cm" svg:y2="5.445cm" draw:start-shape="id1" draw:start-glue-point="2" draw:end-shape="id2">
          <text:p text:style-name="P6"/>
        </draw:connector>
        <draw:connector draw:style-name="gr7" draw:text-style-name="P1" draw:layer="layout" svg:x1="9.572cm" svg:y1="3.54cm" svg:x2="6.397cm" svg:y2="5.445cm" draw:start-shape="id3" draw:start-glue-point="2" draw:end-shape="id2">
          <text:p text:style-name="P6"/>
        </draw:connector>
        <draw:connector draw:style-name="gr7" draw:text-style-name="P1" draw:layer="layout" svg:x1="6.397cm" svg:y1="9.255cm" svg:x2="6.397cm" svg:y2="9.89cm" draw:start-shape="id2" draw:start-glue-point="2" draw:end-shape="id4" draw:end-glue-point="0">
          <text:p text:style-name="P6"/>
        </draw:connector>
        <draw:connector draw:style-name="gr7" draw:text-style-name="P1" draw:layer="layout" draw:line-skew="-0.635cm" svg:x1="6.397cm" svg:y1="13.7cm" svg:x2="4.492cm" svg:y2="16.24cm" draw:start-shape="id4" draw:start-glue-point="2" draw:end-shape="id5">
          <text:p text:style-name="P6"/>
        </draw:connector>
        <draw:connector draw:style-name="gr7" draw:text-style-name="P1" draw:layer="layout" draw:line-skew="-0.635cm" svg:x1="6.397cm" svg:y1="13.7cm" svg:x2="9.255cm" svg:y2="16.24cm" draw:start-shape="id4" draw:start-glue-point="2" draw:end-shape="id6" draw:end-glue-point="0">
          <text:p text:style-name="P6"/>
        </draw:connector>
        <draw:connector draw:style-name="gr7" draw:text-style-name="P1" draw:layer="layout" draw:line-skew="1.27cm" svg:x1="7.032cm" svg:y1="18.145cm" svg:x2="4.81cm" svg:y2="23.225cm" draw:start-shape="id7" draw:end-shape="id8" draw:end-glue-point="0">
          <text:p text:style-name="P6"/>
        </draw:connector>
        <draw:connector draw:style-name="gr7" draw:text-style-name="P1" draw:layer="layout" svg:x1="11.795cm" svg:y1="16.557cm" svg:x2="13.7cm" svg:y2="8.302cm" draw:start-shape="id7" draw:start-glue-point="1" draw:end-shape="id9" draw:end-glue-point="3">
          <text:p text:style-name="P6"/>
        </draw:connector>
        <draw:custom-shape draw:style-name="gr4" draw:text-style-name="P1" draw:id="id13" draw:layer="layout" svg:width="4.445cm" svg:height="1.27cm" svg:x="6.715cm" svg:y="23.225cm">
          <text:p text:style-name="P2">Command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8" draw:layer="layout" svg:width="2.54cm" svg:height="1.27cm" svg:x="3.54cm" svg:y="23.225cm">
          <text:p text:style-name="P2">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0" draw:layer="layout" svg:width="2.54cm" svg:height="1.27cm" svg:x="11.795cm" svg:y="23.225cm">
          <text:p text:style-name="P2">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line-skew="1.27cm" svg:x1="7.032cm" svg:y1="18.145cm" svg:x2="13.065cm" svg:y2="23.225cm" draw:start-shape="id7" draw:start-glue-point="2" draw:end-shape="id10" draw:end-glue-point="0">
          <text:p text:style-name="P6"/>
        </draw:connector>
        <draw:frame draw:style-name="gr8" draw:text-style-name="P6" draw:layer="layout" svg:width="4.486cm" svg:height="0.962cm" svg:x="7.985cm" svg:y="20.685cm">
          <draw:text-box>
            <text:p text:style-name="P6">User Interface</text:p>
          </draw:text-box>
        </draw:frame>
        <draw:frame draw:style-name="gr9" draw:layer="layout" svg:width="3.038cm" svg:height="0.962cm" svg:x="4.764cm" svg:y="3.54cm">
          <draw:text-box>
            <text:p text:style-name="P6">Frontend</text:p>
          </draw:text-box>
        </draw:frame>
        <draw:custom-shape draw:style-name="gr10" draw:text-style-name="P7" draw:id="id11" draw:layer="layout" svg:width="3.175cm" svg:height="1.27cm" svg:x="3.54cm" svg:y="20.05cm">
          <text:p text:style-name="P7"><text:span text:style-name="T5">FastCGI</text:span></text:p>
          <text:p text:style-name="P7"><text:span text:style-name="T5">MicroServ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0.685cm" svg:x2="3.54cm" svg:y2="23.86cm" draw:start-shape="id11" draw:end-shape="id8" draw:end-glue-point="3">
          <text:p text:style-name="P6"/>
        </draw:connector>
        <draw:custom-shape draw:style-name="gr11" draw:text-style-name="P5" draw:id="id12" draw:layer="layout" svg:width="3.175cm" svg:height="3.175cm" svg:x="14.97cm" svg:y="13.065cm">
          <text:p text:style-name="P5"><text:span text:style-name="T4">Standard</text:span></text:p>
          <text:p text:style-name="P5"><text:span text:style-name="T4">MySQL</text:span></text:p>
          <text:p text:style-name="P5"><text:span text:style-name="T4">PCRE</text:span></text:p>
          <text:p text:style-name="P5"><text:span text:style-name="T4">Qt</text:span></text:p>
          <text:p text:style-name="P5"><text:span text:style-name="T4">...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6.557cm" svg:y1="13.065cm" svg:x2="16.557cm" svg:y2="11.16cm" draw:start-shape="id12" draw:start-glue-point="0" draw:end-shape="id9">
          <text:p text:style-name="P6"/>
        </draw:connector>
        <draw:connector draw:style-name="gr12" draw:text-style-name="P1" draw:layer="layout" draw:line-skew="1.27cm" svg:x1="8.937cm" svg:y1="23.225cm" svg:x2="7.032cm" svg:y2="18.145cm" draw:start-shape="id13" draw:end-shape="id7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hannon Weyrick</meta:initial-creator>
    <meta:creation-date>2008-07-18T18:59:57</meta:creation-date>
    <dc:creator>Shannon Weyrick</dc:creator>
    <dc:date>2008-07-20T13:37:51</dc:date>
    <meta:editing-cycles>29</meta:editing-cycles>
    <meta:editing-duration>PT10H13M3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